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i, I just wanted to pass on some new details about a project we're working on to promote freedom on the internet. It's called Tribal Browser. It's basically a new piece of software to bypass ICANN and give users the ability to map websites/URLs in whatever language they want. It also has a chat site and we're in the process of creating an anonymous profiles Q&amp;A page to help people in repressive regimes air their own thoughts and ideas; without the threat of being discovered. </text:p>
      <text:p text:style-name="Preformatted_20_Text"/>
      <text:p text:style-name="Preformatted_20_Text">I've got a funny/semi-serious video here promoting the concept.</text:p>
      <text:p text:style-name="Preformatted_20_Text"/>
      <text:p text:style-name="Preformatted_20_Text"><text:a xlink:type="simple" xlink:href="http://www.kickstarter.com/projects/1614737562/frugal-disruptives-tribal-browser" office:target-frame-name="_blank" xlink:show="new">http://www.kickstarter.com/projects/1614737562/frugal-disruptives-tribal-browser</text:a></text:p>
      <text:p text:style-name="Preformatted_20_Text"/>
      <text:p text:style-name="Preformatted_20_Text">Ok, yep we have the inevitable kickstarter campaign but we are just trying to spread the word about our ideas and thought it would be a good platform for that.</text:p>
      <text:p text:style-name="Preformatted_20_Text"/>
      <text:p text:style-name="Preformatted_20_Text">Anyway, hope you take the time to look at the video.</text:p>
      <text:p text:style-name="Preformatted_20_Text"/>
      <text:p text:style-name="Preformatted_20_Text">Take it easy now :)</text:p>
      <text:p text:style-name="Preformatted_20_Text"/>
      <text:p text:style-name="Preformatted_20_Text">Darr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pt" fo:margin-bottom="0pt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D Publications</meta:initial-creator>
    <meta:creation-date>2013-08-26T20:00:41.52</meta:creation-date>
    <dc:date>2013-08-26T20:49:44.95</dc:date>
    <dc:creator>FD Publications</dc:creator>
    <meta:editing-duration>PT00H49M0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7" meta:word-count="142" meta:character-count="860"/>
  </office:meta>
</office:document-meta>
</file>